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6.6924in" table:align="margins"/>
    </style:style>
    <style:style style:name="Tabell1.A" style:family="table-column">
      <style:table-column-properties style:column-width="1.3125in" style:rel-column-width="12852*"/>
    </style:style>
    <style:style style:name="Tabell1.B" style:family="table-column">
      <style:table-column-properties style:column-width="0.9271in" style:rel-column-width="9078*"/>
    </style:style>
    <style:style style:name="Tabell1.C" style:family="table-column">
      <style:table-column-properties style:column-width="0.9167in" style:rel-column-width="8976*"/>
    </style:style>
    <style:style style:name="Tabell1.D" style:family="table-column">
      <style:table-column-properties style:column-width="0.9896in" style:rel-column-width="9690*"/>
    </style:style>
    <style:style style:name="Tabell1.E" style:family="table-column">
      <style:table-column-properties style:column-width="1.0167in" style:rel-column-width="9955*"/>
    </style:style>
    <style:style style:name="Tabell1.F" style:family="table-column">
      <style:table-column-properties style:column-width="1.5299in" style:rel-column-width="14984*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l1.F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1.F3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rt</text:p>
          </table:table-cell>
          <table:table-cell table:style-name="Tabell1.C1" office:value-type="float" office:value="1">
            <text:p text:style-name="Table_20_Contents">1</text:p>
          </table:table-cell>
          <table:table-cell table:style-name="Tabell1.C1" office:value-type="float" office:value="2">
            <text:p text:style-name="Table_20_Contents">2</text:p>
          </table:table-cell>
          <table:table-cell table:style-name="Tabell1.C1" office:value-type="float" office:value="3">
            <text:p text:style-name="Table_20_Contents">3</text:p>
          </table:table-cell>
          <table:table-cell table:style-name="Tabell1.F1" office:value-type="string">
            <text:p text:style-name="Table_20_Contents">Total arbets-tid</text:p>
          </table:table-cell>
        </table:table-row>
        <table:table-row>
          <table:table-cell table:style-name="Tabell1.A2" office:value-type="string">
            <text:p text:style-name="Table_20_Contents">Skapa grunden för projektet, alltså, filer och uppläg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ett interface för val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er för att spara och läsa in medlemsregistret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funktion för att lägga till medlemmar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Rendera en lista med alla medlemma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Estimerad tid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B2" office:value-type="float" office:value="6">
            <text:p text:style-name="Table_20_Contents">6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Ideal tid</text:p>
          </table:table-cell>
          <table:table-cell table:style-name="Tabell1.B2" office:value-type="float" office:value="11">
            <text:p text:style-name="Table_20_Contents">11</text:p>
          </table:table-cell>
          <table:table-cell table:style-name="Tabell1.B2" office:value-type="float" office:value="7">
            <text:p text:style-name="Table_20_Contents">7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3H13M20S</meta:editing-duration>
    <meta:editing-cycles>13</meta:editing-cycles>
    <meta:generator>OpenOffice.org/3.3$Win32 OpenOffice.org_project/330m20$Build-9567</meta:generator>
    <dc:date>2014-01-06T18:55:30.20</dc:date>
    <meta:document-statistic meta:table-count="1" meta:image-count="0" meta:object-count="0" meta:page-count="1" meta:paragraph-count="35" meta:word-count="68" meta:character-count="295"/>
    <meta:user-defined meta:name="Info 1"/>
    <meta:user-defined meta:name="Info 2"/>
    <meta:user-defined meta:name="Info 3"/>
    <meta:user-defined meta:name="Info 4"/>
  </office:meta>
</office:document-meta>
</file>